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207000001589D88D36B2A020593.png" manifest:media-type="image/png"/>
  <manifest:file-entry manifest:full-path="Pictures/10000000000001AD000001330223D15729566B76.png" manifest:media-type="image/png"/>
  <manifest:file-entry manifest:full-path="Pictures/10000000000000340000002B52A8F271EECBD65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Objekt_20_ohne_20_Füllung_20_und_20_Linie" style:list-style-name="L1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99ccff" draw:fill-gradient-name="Gradient_20_7" draw:fill-hatch-name="Hatch_20_1" draw:fill-image-name="Bitmape_20_1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789cm" svg:height="8.477cm" svg:x="5.211cm" svg:y="6cm">
          <draw:image xlink:href="Pictures/1000000000000207000001589D88D36B2A020593.png" xlink:type="simple" xlink:show="embed" xlink:actuate="onLoad">
            <text:p/>
          </draw:image>
        </draw:frame>
        <draw:frame draw:style-name="gr1" draw:text-style-name="P1" draw:layer="layout" svg:width="6.884cm" svg:height="4.926cm" svg:x="12.616cm" svg:y="14.5cm">
          <draw:image xlink:href="Pictures/10000000000001AD000001330223D15729566B76.png" xlink:type="simple" xlink:show="embed" xlink:actuate="onLoad">
            <text:p/>
          </draw:image>
        </draw:frame>
        <draw:frame draw:style-name="gr2" draw:text-style-name="P2" draw:layer="layout" svg:width="6.645cm" svg:height="1.039cm" svg:x="12.5cm" svg:y="19.5cm">
          <draw:text-box>
            <text:p><text:span text:style-name="T1">ESP32 wroom könnte 50 mA brauchen.</text:span></text:p>
            <text:p><text:span text:style-name="T1">Peak current auf 100 mA bemessen.</text:span></text:p>
          </draw:text-box>
        </draw:frame>
        <draw:frame draw:style-name="gr2" draw:text-style-name="P2" draw:layer="layout" svg:width="2.123cm" svg:height="0.645cm" svg:x="14.5cm" svg:y="10.461cm">
          <draw:text-box>
            <text:p><text:span text:style-name="T1">330 kOhm</text:span></text:p>
          </draw:text-box>
        </draw:frame>
        <draw:polyline draw:style-name="gr3" draw:text-style-name="P3" draw:layer="layout" svg:width="5.816cm" svg:height="4.379cm" draw:transform="rotate (2.53090194831698) translate (7.35587034271434cm 12.576932939967cm)" svg:viewBox="0 0 5817 4380" draw:points="0,2867 4096,0 5817,2458 3070,4380">
          <text:p/>
        </draw:polyline>
        <draw:frame draw:style-name="gr2" draw:text-style-name="P2" draw:layer="layout" svg:width="0.891cm" svg:height="0.645cm" svg:x="6.609cm" svg:y="11.5cm">
          <draw:text-box>
            <text:p><text:span text:style-name="T1">1u</text:span></text:p>
          </draw:text-box>
        </draw:frame>
        <draw:line draw:style-name="gr4" draw:text-style-name="P3" draw:layer="layout" svg:x1="7.503cm" svg:y1="7.616cm" svg:x2="8.826cm" svg:y2="8.712cm">
          <text:p text:style-name="P1"/>
        </draw:line>
        <draw:line draw:style-name="gr3" draw:text-style-name="P3" draw:layer="layout" svg:x1="9cm" svg:y1="7.767cm" svg:x2="7.843cm" svg:y2="8.977cm">
          <text:p/>
        </draw:line>
        <draw:frame draw:style-name="gr5" draw:text-style-name="P4" draw:layer="layout" svg:width="1cm" svg:height="0.826cm" svg:x="6.6cm" svg:y="9.42cm">
          <draw:image xlink:href="Pictures/10000000000000340000002B52A8F271EECBD656.png" xlink:type="simple" xlink:show="embed" xlink:actuate="onLoad">
            <text:p/>
          </draw:image>
        </draw:frame>
        <draw:line draw:style-name="gr4" draw:text-style-name="P3" draw:layer="layout" svg:x1="5.304cm" svg:y1="8.417cm" svg:x2="6.627cm" svg:y2="9.513cm">
          <text:p/>
        </draw:line>
        <draw:line draw:style-name="gr3" draw:text-style-name="P3" draw:layer="layout" svg:x1="6.801cm" svg:y1="8.568cm" svg:x2="5.644cm" svg:y2="9.778cm">
          <text:p/>
        </draw:line>
        <draw:frame draw:style-name="gr2" draw:text-style-name="P2" draw:layer="layout" svg:width="4.888cm" svg:height="2.221cm" svg:x="3.112cm" svg:y="4.779cm">
          <draw:text-box>
            <text:p><text:span text:style-name="T1">81-KRM55WR71J226MH1K</text:span></text:p>
            <text:p><text:span text:style-name="T1">22u 63V</text:span></text:p>
            <text:p><text:span text:style-name="T1">Oder </text:span></text:p>
            <text:p><text:span text:style-name="T1">KRM55QR72A106KH01L</text:span></text:p>
            <text:p><text:span text:style-name="T1">10u 100V</text:span></text:p>
          </draw:text-box>
        </draw:frame>
        <draw:frame draw:style-name="gr2" draw:text-style-name="P2" draw:layer="layout" svg:width="3.055cm" svg:height="1.039cm" svg:x="13cm" svg:y="4.779cm">
          <draw:text-box>
            <text:p><text:span text:style-name="T1">710-744043101 </text:span></text:p>
            <text:p><text:span text:style-name="T1">100u</text:span></text:p>
          </draw:text-box>
        </draw:frame>
        <draw:frame draw:style-name="gr6" draw:text-style-name="P2" draw:layer="layout" svg:width="4.574cm" svg:height="0.645cm" svg:x="8.5cm" svg:y="4.855cm">
          <draw:text-box>
            <text:p><text:span text:style-name="T1">584-ADP2360ACPZ3.3R7</text:span></text:p>
          </draw:text-box>
        </draw:frame>
        <draw:frame draw:style-name="gr2" draw:text-style-name="P2" draw:layer="layout" svg:width="4.773cm" svg:height="1.039cm" svg:x="15.5cm" svg:y="6cm">
          <draw:text-box>
            <text:p><text:span text:style-name="T1">81-GRM21BR60J107ME5L</text:span></text:p>
            <text:p><text:span text:style-name="T1">100u 6.3V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2H57M3S</meta:editing-duration>
    <meta:editing-cycles>9</meta:editing-cycles>
    <meta:generator>LibreOffice/5.4.7.2$Windows_X86_64 LibreOffice_project/c838ef25c16710f8838b1faec480ebba495259d0</meta:generator>
    <dc:date>2018-07-08T23:03:15.171000000</dc:date>
    <meta:document-statistic meta:object-count="15"/>
  </office:meta>
</office:document-meta>
</file>